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cb87" officeooo:paragraph-rsid="0007cb87"/>
    </style:style>
    <style:style style:name="P2" style:family="paragraph" style:parent-style-name="Standard">
      <style:text-properties officeooo:rsid="0008340a" officeooo:paragraph-rsid="0008340a"/>
    </style:style>
    <style:style style:name="P3" style:family="paragraph" style:parent-style-name="Standard">
      <style:text-properties officeooo:rsid="000b6f97" officeooo:paragraph-rsid="000b6f97"/>
    </style:style>
    <style:style style:name="T1" style:family="text">
      <style:text-properties officeooo:rsid="000834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come back, in this video we are going to be learning how to leverage iterators to write generic functions. </text:p>
      <text:p text:style-name="P1"/>
      <text:p text:style-name="P1">So, at this point, <text:span text:style-name="T1">you may have asked yourself, what is the point of all of this iterator stuff? Why doesn’t C++ just offer methods inside the relevant collection classes to do the stuff I need to do? The answer to that is two fold, 1) to avoid code duplication, and 2) because the STL implementation is probably more thorough, complete, and efficient that anything you would write in the 5 – 10 mins you might dedicate to it if you were implementing your own collection. Do you remember our Circular Buffer that we wrote in the last section? Well now all we would need to do is write an iterator for it, and now we can use it in a whole bunch of searching, sorting, partitioning, and counting algorithms for free. </text:span></text:p>
      <text:p text:style-name="P1"/>
      <text:p text:style-name="P2">In the next section we will be learning about all of these different powerful algorithms, but for now we are going to learn how they were written, by learning how to write our own generic functions relying on iterators. </text:p>
      <text:p text:style-name="P2"/>
      <text:p text:style-name="P3">Lets dive into some code</text:p>
      <text:p text:style-name="P3"/>
      <text:p text:style-name="P3">&lt;code example&gt;</text:p>
      <text:p text:style-name="P3"/>
      <text:p text:style-name="P3">In the next video. We will learn how to create our own iterat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7:44:06.394035673</meta:creation-date>
    <dc:date>2019-02-09T18:53:33.788169968</dc:date>
    <meta:editing-duration>PT1H9M26S</meta:editing-duration>
    <meta:editing-cycles>3</meta:editing-cycles>
    <meta:generator>LibreOffice/6.0.7.3$Linux_X86_64 LibreOffice_project/00m0$Build-3</meta:generator>
    <meta:document-statistic meta:table-count="0" meta:image-count="0" meta:object-count="0" meta:page-count="1" meta:paragraph-count="6" meta:word-count="209" meta:character-count="1149" meta:non-whitespace-character-count="941"/>
  </office:meta>
</office:document-meta>
</file>